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702cm"/>
    </style:style>
    <style:style style:name="Table2.B" style:family="table-column">
      <style:table-column-properties style:column-width="14.307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702cm"/>
    </style:style>
    <style:style style:name="Table1.B" style:family="table-column">
      <style:table-column-properties style:column-width="14.307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2.702cm"/>
    </style:style>
    <style:style style:name="Table3.B" style:family="table-column">
      <style:table-column-properties style:column-width="14.30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2.702cm"/>
    </style:style>
    <style:style style:name="Table4.B" style:family="table-column">
      <style:table-column-properties style:column-width="14.307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2.702cm"/>
    </style:style>
    <style:style style:name="Table5.B" style:family="table-column">
      <style:table-column-properties style:column-width="14.307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669cm" table:align="left"/>
    </style:style>
    <style:style style:name="Table6.A" style:family="table-column">
      <style:table-column-properties style:column-width="2.866cm"/>
    </style:style>
    <style:style style:name="Table6.B" style:family="table-column">
      <style:table-column-properties style:column-width="3.969cm"/>
    </style:style>
    <style:style style:name="Table6.C" style:family="table-column">
      <style:table-column-properties style:column-width="4.433cm"/>
    </style:style>
    <style:style style:name="Table6.D" style:family="table-column">
      <style:table-column-properties style:column-width="5.401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ext_20_body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4" style:family="paragraph" style:parent-style-name="Table_20_Contents" style:list-style-name="L2">
      <style:paragraph-properties fo:text-align="start" style:justify-single-word="false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size="12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eeeee" draw:textarea-horizontal-align="justify" draw:textarea-vertical-align="middle" draw:auto-grow-height="false" fo:min-height="1.588cm" fo:min-width="2.778cm" style:run-through="foreground"/>
    </style:style>
    <style:style style:name="gr3" style:family="graphic">
      <style:graphic-properties draw:fill="solid" draw:fill-color="#eeeeee" draw:textarea-horizontal-align="justify" draw:textarea-vertical-align="middle" draw:auto-grow-height="false" fo:min-height="1.589cm" fo:min-width="2.175cm" style:run-through="foreground"/>
    </style:style>
    <style:style style:name="gr4" style:family="graphic">
      <style:graphic-properties draw:fill="solid" draw:fill-color="#eeeeee" draw:textarea-horizontal-align="justify" draw:textarea-vertical-align="middle" draw:auto-grow-height="false" fo:min-height="1.588cm" fo:min-width="2.173cm" style:run-through="foreground"/>
    </style:style>
    <style:style style:name="gr5" style:family="graphic">
      <style:graphic-properties draw:marker-end="Arrow" draw:marker-end-width="0.176cm" draw:textarea-horizontal-align="center" draw:textarea-vertical-align="middle" style:run-through="foreground"/>
    </style:style>
    <style:style style:name="gr6" style:family="graphic">
      <style:graphic-properties draw:fill="solid" draw:fill-color="#eeeeee" draw:textarea-horizontal-align="justify" draw:textarea-vertical-align="middle" draw:auto-grow-height="false" fo:min-height="1.588cm" fo:min-width="2.93cm" style:run-through="foreground"/>
    </style:style>
    <style:style style:name="gr7" style:family="graphic">
      <style:graphic-properties draw:fill="solid" draw:fill-color="#eeeeee" draw:textarea-horizontal-align="justify" draw:textarea-vertical-align="middle" draw:auto-grow-height="false" fo:min-height="5.343cm" fo:min-width="2.173cm" style:run-through="foreground"/>
    </style:style>
    <style:style style:name="gr8" style:family="graphic">
      <style:graphic-properties draw:fill="solid" draw:fill-color="#eeeeee" draw:textarea-horizontal-align="justify" draw:textarea-vertical-align="middle" draw:auto-grow-height="false" fo:min-height="2.117cm" fo:min-width="2.671cm" style:run-through="foreground"/>
    </style:style>
    <style:style style:name="gr9" style:family="graphic">
      <style:graphic-properties draw:stroke="none" svg:stroke-color="#000000" draw:fill="none" draw:fill-color="#ffffff" fo:min-height="0.485cm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svg:stroke-width="0.051cm" svg:stroke-color="#3465a4" draw:marker-start-width="0.508cm" draw:marker-end="Arrow" draw:marker-end-width="0.33cm" draw:textarea-horizontal-align="center" draw:textarea-vertical-align="middle" fo:padding-top="0.025cm" fo:padding-bottom="0.025cm" fo:padding-left="0.025cm" fo:padding-right="0.02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g text:anchor-type="paragraph" draw:z-index="0" draw:style-name="gr1"><draw:custom-shape draw:name="Shape1" draw:style-name="gr2" svg:width="2.779cm" svg:height="1.588cm" svg:x="1.72cm" svg:y="1.797cm"><text:p><text:s text:c="2"/>CIS controller</text:p><draw:enhanced-geometry svg:viewBox="0 0 21600 21600" draw:type="rectangle" draw:enhanced-path="M 0 0 L 21600 0 21600 21600 0 21600 0 0 Z N"/></draw:custom-shape><draw:custom-shape draw:name="Shape1" draw:style-name="gr3" draw:text-style-name="P17" svg:width="2.176cm" svg:height="1.59cm" svg:x="8.927cm" svg:y="8.555cm"><text:p text:style-name="P16"><text:span text:style-name="T9"><text:s/></text:span><text:span text:style-name="T9">DMA 2</text:span></text:p><draw:enhanced-geometry svg:viewBox="0 0 21600 21600" draw:type="rectangle" draw:enhanced-path="M 0 0 L 21600 0 21600 21600 0 21600 0 0 Z N"/></draw:custom-shape><draw:custom-shape draw:name="Shape1" draw:style-name="gr4" draw:text-style-name="P16" svg:width="2.174cm" svg:height="1.588cm" svg:x="8.945cm" svg:y="4.826cm"><text:p text:style-name="P16"><text:s/>DMA 0</text:p><draw:enhanced-geometry svg:viewBox="0 0 21600 21600" draw:type="rectangle" draw:enhanced-path="M 0 0 L 21600 0 21600 21600 0 21600 0 0 Z N"/></draw:custom-shape><draw:custom-shape draw:name="Shape1" draw:style-name="gr4" draw:text-style-name="P16" svg:width="2.174cm" svg:height="1.588cm" svg:x="8.945cm" svg:y="6.715cm"><text:p text:style-name="P16"><text:s/>DMA 1</text:p><draw:enhanced-geometry svg:viewBox="0 0 21600 21600" draw:type="rectangle" draw:enhanced-path="M 0 0 L 21600 0 21600 21600 0 21600 0 0 Z N"/></draw:custom-shape><draw:line draw:name="Shape2" draw:style-name="gr5" draw:text-style-name="P16" svg:x1="11.117cm" svg:y1="5.657cm" svg:x2="11.828cm" svg:y2="5.657cm"><text:p/></draw:line><draw:line draw:name="Shape2" draw:style-name="gr5" draw:text-style-name="P16" svg:x1="11.117cm" svg:y1="7.534cm" svg:x2="11.828cm" svg:y2="7.534cm"><text:p/></draw:line><draw:line draw:name="Shape2" draw:style-name="gr5" draw:text-style-name="P16" svg:x1="11.102cm" svg:y1="9.253cm" svg:x2="11.813cm" svg:y2="9.253cm"><text:p/></draw:line><draw:line draw:name="Shape2" draw:style-name="gr5" draw:text-style-name="P16" svg:x1="8.228cm" svg:y1="5.657cm" svg:x2="8.939cm" svg:y2="5.657cm"><text:p/></draw:line><draw:line draw:name="Shape2" draw:style-name="gr5" draw:text-style-name="P16" svg:x1="8.234cm" svg:y1="7.555cm" svg:x2="8.945cm" svg:y2="7.555cm"><text:p/></draw:line><draw:line draw:name="Shape2" draw:style-name="gr5" draw:text-style-name="P16" svg:x1="8.209cm" svg:y1="9.294cm" svg:x2="8.92cm" svg:y2="9.294cm"><text:p/></draw:line><draw:custom-shape draw:name="Shape1" draw:style-name="gr6" svg:width="2.931cm" svg:height="1.588cm" svg:x="5.299cm" svg:y="4.844cm"><text:p><text:s/>ADC wrapper 0</text:p><draw:enhanced-geometry svg:viewBox="0 0 21600 21600" draw:type="rectangle" draw:enhanced-path="M 0 0 L 21600 0 21600 21600 0 21600 0 0 Z N"/></draw:custom-shape><draw:custom-shape draw:name="Shape1" draw:style-name="gr6" svg:width="2.931cm" svg:height="1.588cm" svg:x="5.281cm" svg:y="6.715cm"><text:p><text:s/>ADC wrapper 1</text:p><draw:enhanced-geometry svg:viewBox="0 0 21600 21600" draw:type="rectangle" draw:enhanced-path="M 0 0 L 21600 0 21600 21600 0 21600 0 0 Z N"/></draw:custom-shape><draw:custom-shape draw:name="Shape1" draw:style-name="gr6" svg:width="2.931cm" svg:height="1.588cm" svg:x="5.279cm" svg:y="8.567cm"><text:p><text:s/>ADC wrapper 2</text:p><draw:enhanced-geometry svg:viewBox="0 0 21600 21600" draw:type="rectangle" draw:enhanced-path="M 0 0 L 21600 0 21600 21600 0 21600 0 0 Z N"/></draw:custom-shape><draw:custom-shape draw:name="Shape1" draw:style-name="gr7" draw:text-style-name="P16" svg:width="2.174cm" svg:height="5.344cm" svg:x="11.811cm" svg:y="4.826cm"><text:p text:style-name="P16">MUX</text:p><draw:enhanced-geometry svg:viewBox="0 0 21600 21600" draw:type="rectangle" draw:enhanced-path="M 0 0 L 21600 0 21600 21600 0 21600 0 0 Z N"/></draw:custom-shape><draw:custom-shape draw:name="Shape1" draw:style-name="gr8" draw:text-style-name="P17" svg:width="2.671cm" svg:height="2.117cm" svg:x="14.723cm" svg:y="6.502cm"><text:p text:style-name="P16"><text:span text:style-name="T9">HPS-SDRAM</text:span></text:p><draw:enhanced-geometry svg:viewBox="0 0 21600 21600" draw:type="rectangle" draw:enhanced-path="M 0 0 L 21600 0 21600 21600 0 21600 0 0 Z N"/></draw:custom-shape><draw:line draw:name="Shape2" draw:style-name="gr5" draw:text-style-name="P16" svg:x1="13.984cm" svg:y1="7.546cm" svg:x2="14.695cm" svg:y2="7.546cm"><text:p/></draw:line><draw:line draw:name="Shape2" draw:style-name="gr5" draw:text-style-name="P16" svg:x1="4.498cm" svg:y1="2.142cm" svg:x2="6.588cm" svg:y2="2.142cm"><text:p/></draw:line><draw:frame draw:name="Shape3" draw:style-name="gr9" draw:text-style-name="P18" svg:width="1.646cm" svg:height="0.486cm" svg:x="6.5cm" svg:y="1.789cm"><draw:text-box><text:p><text:span text:style-name="T10">LEDs, SI</text:span></text:p></draw:text-box></draw:frame><draw:line draw:name="Shape4" draw:style-name="gr10" draw:text-style-name="P16" svg:x1="4.004cm" svg:y1="3.385cm" svg:x2="3.995cm" svg:y2="8.656cm"><text:p/></draw:line><draw:line draw:name="Shape2" draw:style-name="gr5" draw:text-style-name="P16" svg:x1="4.013cm" svg:y1="4.963cm" svg:x2="5.299cm" svg:y2="4.951cm"><text:p/></draw:line><draw:line draw:name="Shape2" draw:style-name="gr5" draw:text-style-name="P16" svg:x1="3.995cm" svg:y1="6.859cm" svg:x2="5.281cm" svg:y2="6.847cm"><text:p/></draw:line><draw:line draw:name="Shape2" draw:style-name="gr5" draw:text-style-name="P16" svg:x1="3.995cm" svg:y1="8.667cm" svg:x2="5.281cm" svg:y2="8.655cm"><text:p/></draw:line><draw:line draw:name="Shape2" draw:style-name="gr11" draw:text-style-name="P16" svg:x1="1.958cm" svg:y1="5.699cm" svg:x2="5.299cm" svg:y2="5.653cm"><text:p/></draw:line><draw:line draw:name="Shape2" draw:style-name="gr11" draw:text-style-name="P16" svg:x1="1.94cm" svg:y1="7.521cm" svg:x2="5.281cm" svg:y2="7.475cm"><text:p/></draw:line><draw:line draw:name="Shape2" draw:style-name="gr11" draw:text-style-name="P16" svg:x1="1.939cm" svg:y1="9.416cm" svg:x2="5.28cm" svg:y2="9.37cm"><text:p/></draw:line><draw:frame draw:name="Shape3" draw:style-name="gr9" draw:text-style-name="P18" svg:width="1.646cm" svg:height="0.486cm" svg:x="1.942cm" svg:y="5.316cm"><draw:text-box><text:p><text:span text:style-name="T10">Data CIS 0</text:span></text:p></draw:text-box></draw:frame><draw:frame draw:name="Shape3" draw:style-name="gr9" draw:text-style-name="P18" svg:width="1.646cm" svg:height="0.486cm" svg:x="1.942cm" svg:y="7.124cm"><draw:text-box><text:p><text:span text:style-name="T10">Data CIS 1</text:span></text:p></draw:text-box></draw:frame><draw:frame draw:name="Shape3" draw:style-name="gr9" draw:text-style-name="P18" svg:width="1.646cm" svg:height="0.486cm" svg:x="1.942cm" svg:y="9.036cm"><draw:text-box><text:p><text:span text:style-name="T10">Data CIS 2</text:span></text:p></draw:text-box></draw:frame><draw:frame draw:name="Shape3" draw:style-name="gr9" draw:text-style-name="P18" svg:width="1.646cm" svg:height="0.486cm" svg:x="2.357cm" svg:y="3.935cm"><draw:text-box><text:p><text:span text:style-name="T10">Sync control</text:span></text:p></draw:text-box></draw:frame><draw:custom-shape draw:name="Shape1" draw:style-name="gr2" svg:width="2.779cm" svg:height="1.588cm" svg:x="1.704cm" svg:y="-0.882cm"><text:p><text:s text:c="2"/>ENCODER </text:p><text:p><text:s text:c="4"/>controller</text:p><draw:enhanced-geometry svg:viewBox="0 0 21600 21600" draw:type="rectangle" draw:enhanced-path="M 0 0 L 21600 0 21600 21600 0 21600 0 0 Z N"/></draw:custom-shape><draw:line draw:name="Shape5" draw:style-name="gr5" draw:text-style-name="P16" svg:x1="3.032cm" svg:y1="0.706cm" svg:x2="3.002cm" svg:y2="1.798cm"><text:p/></draw:line><draw:frame draw:name="Shape3" draw:style-name="gr9" draw:text-style-name="P18" svg:width="1.646cm" svg:height="0.486cm" svg:x="2.078cm" svg:y="0.862cm"><draw:text-box><text:p><text:span text:style-name="T10">Pulses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Функциональная схема прошивки ПЛИС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oft-page-break/>Адреса регистров ПЛИС</text:h>
      <text:list xml:id="list925709977095613781" text:style-name="L1">
        <text:list-item>
          <text:p text:style-name="P10">0x0000 – управляющий регистр <text:span text:style-name="T1">CTRL_REG</text:span></text:p>
        </text:list-item>
        <text:list-item>
          <text:p text:style-name="P11">0x0020 – статусный регистр <text:span text:style-name="T1">STATUS_REG</text:span></text:p>
        </text:list-item>
        <text:list-item>
          <text:p text:style-name="P11">0x0040 – регистр таймера <text:span text:style-name="T1">TIMER_REG</text:span></text:p>
          <text:p text:style-name="P12"/>
        </text:list-item>
        <text:list-item>
          <text:p text:style-name="P11">0x0100 – размер буфера DMA (количество 16-байтных слов) <text:span text:style-name="T1">DMA_SIZE</text:span></text:p>
        </text:list-item>
        <text:list-item>
          <text:p text:style-name="P11">0x0110 – адрес буфера DMA (кратен 16-байтам) <text:span text:style-name="T1">DMA_ADDR</text:span></text:p>
        </text:list-item>
        <text:list-item>
          <text:p text:style-name="P11">0x0120 – статус DMA <text:span text:style-name="T1">DMA_STATUS</text:span></text:p>
          <text:p text:style-name="P12"/>
        </text:list-item>
        <text:list-item>
          <text:p text:style-name="P11">0x0200 – регистр, задающий скважность подсветки красного канала <text:span text:style-name="T1">LED_CLK_R</text:span></text:p>
        </text:list-item>
        <text:list-item>
          <text:p text:style-name="P11">0x0210 – регистр, задающий скважность подсветки зеленого канала <text:span text:style-name="T1">LED_CLK_G </text:span></text:p>
        </text:list-item>
        <text:list-item>
          <text:p text:style-name="P11">0x0220 – регистр, задающий скважность подсветки синего канала <text:span text:style-name="T1">LED_CLK_B </text:span><text:s text:c="2"/></text:p>
          <text:p text:style-name="P11"/>
        </text:list-item>
        <text:list-item>
          <text:p text:style-name="P11">0x0230 – задержка между RGB – линиями <text:span text:style-name="T1">LINES_DELAY</text:span></text:p>
        </text:list-item>
        <text:list-item>
          <text:p text:style-name="P11">0x0240 – <text:span text:style-name="T4">регистр, задающий прореживание импульсов от </text:span>энкодера <text:span text:style-name="T7">PULSES_DECIM</text:span><text:span text:style-name="T1"> </text:span><text:span text:style-name="T4">(децимация импульсов, при 1 — количество импульсов = 2000 на один оборот, при 2 — количество импульсов станет равным 1000)</text:span></text:p>
        </text:list-item>
        <text:list-item>
          <text:p text:style-name="P13">0x260 – <text:span text:style-name="T4">тестовый счётчик энкодера. Позволяет проверить работу энкодера.</text:span></text:p>
        </text:list-item>
      </text:list>
      <text:p text:style-name="P5"/>
      <text:h text:style-name="Heading_20_3" text:outline-level="3">Описание регистров</text:h>
      <text:p text:style-name="P5"/>
      <text:p text:style-name="P5">CTRL_REG</text:p>
      <text:p text:style-name="P4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Биты</text:p>
          </table:table-cell>
          <table:table-cell table:style-name="Table2.B1" office:value-type="string">
            <text:p text:style-name="P8">Описание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B2" office:value-type="string">
            <text:p text:style-name="P4">Сброс всех каналов DMA и таймера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B2" office:value-type="string">
            <text:p text:style-name="P6">Сброс CIS – контроллера и подсистемы сбора отсчётов АЦП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6">Переход бита из 0 – в 1 <text:s/>запускает в работу все 3 DMA канала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B2" office:value-type="string">
            <text:p text:style-name="P6">-</text:p>
          </table:table-cell>
        </table:table-row>
        <table:table-row>
          <table:table-cell table:style-name="Table2.A2" office:value-type="string">
            <text:p text:style-name="P7">5:4</text:p>
          </table:table-cell>
          <table:table-cell table:style-name="Table2.B2" office:value-type="string">
            <text:p text:style-name="P6">Режим работы CIS – контроллера и подсистемы сбора отсчётов:</text:p>
            <text:p text:style-name="P6"><text:s/>0 – непрерывный режим. Потоки от сенсоров пишутся через DMA в память HPS на максимальной скорости</text:p>
            <text:p text:style-name="P6"><text:s/>1 – пакетный режим. Потоки пишутся в память с задержкой между RGB - строками в <text:s/><text:span text:style-name="T1">LINES_DELAY </text:span><text:span text:style-name="T2">тактов (на 8 МГц). <text:s/>Минимальная задержка составляет 2688 тактов (336 мкс)</text:span></text:p>
            <text:p text:style-name="P6"><text:span text:style-name="T2"><text:s/>2 – режим работы по шагу от энкодера. 1 </text:span><text:span text:style-name="T6">строка </text:span><text:span text:style-name="T8">RGB </text:span><text:span text:style-name="T6">соответствует 1 шагу <text:s/>энкодера в сочитании с <text:s text:c="2"/></text:span><text:span text:style-name="T7">PULSES_DECIM</text:span>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6"/>
          </table:table-cell>
        </table:table-row>
      </table:table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STATUS_REG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Биты</text:p>
          </table:table-cell>
          <table:table-cell table:style-name="Table1.B1" office:value-type="string">
            <text:p text:style-name="P8">Описание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B2" office:value-type="string">
            <text:p text:style-name="P6">FIFO переполнение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6"><text:s/>-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6"><text:s/>- </text:p>
          </table:table-cell>
        </table:table-row>
      </table:table>
      <text:p text:style-name="P4"/>
      <text:p text:style-name="P6">Переполнение одного из FIFO подсистемы сбора отсчётов. Может происходить например по причине:</text:p>
      <text:list xml:id="list2934318987853324809" text:style-name="L2">
        <text:list-item>
          <text:p text:style-name="P14">DMA не забирает отсчёты (не запущен)</text:p>
        </text:list-item>
        <text:list-item>
          <text:p text:style-name="P15">DMA не успевает забирать отсчёты с нужной скоростью</text:p>
        </text:list-item>
      </text:list>
      <text:p text:style-name="P5"/>
      <text:p text:style-name="P5"/>
      <text:p text:style-name="P5"/>
      <text:p text:style-name="P5"/>
      <text:p text:style-name="P5">TIMER_REG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Биты</text:p>
          </table:table-cell>
          <table:table-cell table:style-name="Table3.B1" office:value-type="string">
            <text:p text:style-name="P8">Описание</text:p>
          </table:table-cell>
        </table:table-row>
        <table:table-row>
          <table:table-cell table:style-name="Table3.A2" office:value-type="string">
            <text:p text:style-name="P7">31:0</text:p>
          </table:table-cell>
          <table:table-cell table:style-name="Table3.B2" office:value-type="string">
            <text:p text:style-name="P6">Значение счётчика инкрементируется на частоте 80 МГц</text:p>
          </table:table-cell>
        </table:table-row>
      </table:table>
      <text:p text:style-name="P2"/>
      <text:p text:style-name="P3"/>
      <text:p text:style-name="P3"/>
      <text:p text:style-name="P3"/>
      <text:p text:style-name="P5">DMA_STATUS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Биты</text:p>
          </table:table-cell>
          <table:table-cell table:style-name="Table4.B1" office:value-type="string">
            <text:p text:style-name="P8">Описание</text:p>
          </table:table-cell>
        </table:table-row>
        <table:table-row>
          <table:table-cell table:style-name="Table4.A2" office:value-type="string">
            <text:p text:style-name="P7">15:0</text:p>
          </table:table-cell>
          <table:table-cell table:style-name="Table4.B2" office:value-type="string">
            <text:p text:style-name="P6">Счётчик выполненых транзакций.</text:p>
            <text:p text:style-name="P6"/>
          </table:table-cell>
        </table:table-row>
        <table:table-row>
          <table:table-cell table:style-name="Table4.A2" office:value-type="string">
            <text:p text:style-name="P7">31:16</text:p>
          </table:table-cell>
          <table:table-cell table:style-name="Table4.B2" office:value-type="string">
            <text:p text:style-name="P7"><text:s/>16’d0</text:p>
          </table:table-cell>
        </table:table-row>
      </table:table>
      <text:p text:style-name="P6"/>
      <text:p text:style-name="P6"><text:s/></text:p>
      <text:p text:style-name="P2"/>
      <text:p text:style-name="P5"/>
      <text:p text:style-name="P5"/>
      <text:p text:style-name="P5">LED_CLK_R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Биты</text:p>
          </table:table-cell>
          <table:table-cell table:style-name="Table5.B1" office:value-type="string">
            <text:p text:style-name="P8">Описание</text:p>
          </table:table-cell>
        </table:table-row>
        <table:table-row>
          <table:table-cell table:style-name="Table5.A2" office:value-type="string">
            <text:p text:style-name="P7">15:0</text:p>
          </table:table-cell>
          <table:table-cell table:style-name="Table5.B2" office:value-type="string">
            <text:p text:style-name="P6">Сколько тактов светодиод включён (CLK_ON)</text:p>
          </table:table-cell>
        </table:table-row>
        <table:table-row>
          <table:table-cell table:style-name="Table5.A2" office:value-type="string">
            <text:p text:style-name="P7">31:16</text:p>
          </table:table-cell>
          <table:table-cell table:style-name="Table5.B2" office:value-type="string">
            <text:p text:style-name="P6">Сколько тактов светодиод выключен (CLK_OFF)</text:p>
          </table:table-cell>
        </table:table-row>
      </table:table>
      <text:p text:style-name="P3"><text:soft-page-break/></text:p>
      <text:p text:style-name="P3">1 такт – 8 Мгц частоты.</text:p>
      <text:p text:style-name="P3"/>
      <text:p text:style-name="P3">Например <text:span text:style-name="T2">LED_CLK_R </text:span><text:span text:style-name="T2">= ((10 &lt;&lt; 16) | 90): 10 тактов светодиод не светит, 90 тактов светодиод светит.</text:span></text:p>
      <text:p text:style-name="P3"><text:span text:style-name="T2">LED_CLK_R </text:span><text:span text:style-name="T2">= ((0 &lt;&lt; 16) | 10): <text:s/>светодиод будет гореть 100% времени сканирования строки.</text:span></text:p>
      <text:p text:style-name="P3"><text:span text:style-name="T2">LED_CLK_R </text:span><text:span text:style-name="T2">= ((1 &lt;&lt; 16) | 0): <text:s/>светодиод будет погашен 100% времени сканирования строки.</text:span></text:p>
      <text:p text:style-name="P2"/>
      <text:p text:style-name="P3"/>
      <text:h text:style-name="Heading_20_3" text:outline-level="3">Описание работы DMA каналов</text:h>
      <text:p text:style-name="Text_20_body">В прошивке ПЛИС имеются 3 канала DMA для записи потоков от 3 – ёх сенсоров. Для настройки DMA нужно записать регистры <text:span text:style-name="T1">DMA_SIZE, DMA_</text:span><text:span text:style-name="T1">ADDR </text:span><text:span text:style-name="T2">и переклчить бит 0→1 </text:span><text:span text:style-name="T1">CTRL_REG</text:span><text:span text:style-name="T2">[2]. При этом запись данных будет прозводиться по схеме:</text:span></text:p>
      <text:p text:style-name="Text_20_body"><text:span text:style-name="T2"><text:s text:c="8"/></text:span><text:span text:style-name="T3">DMA_SIZE <text:tab/><text:tab/> <text:s text:c="7"/>DMA_SIZE <text:tab/><text:tab/> <text:s text:c="7"/>DMA_SIZ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Table_20_Contents">DMA[0]</text:p>
          </table:table-cell>
          <table:table-cell table:style-name="Table6.A1" office:value-type="string">
            <text:p text:style-name="Table_20_Contents">DMA[1]</text:p>
          </table:table-cell>
          <table:table-cell table:style-name="Table6.A1" office:value-type="string">
            <text:p text:style-name="Table_20_Contents">DMA[2]</text:p>
          </table:table-cell>
          <table:table-cell table:style-name="Table6.D1" office:value-type="string">
            <text:p text:style-name="Table_20_Contents">...</text:p>
          </table:table-cell>
        </table:table-row>
      </table:table>
      <text:p text:style-name="P9">DMA_ADDR <text:tab/> <text:s text:c="4"/>DMA_ADDR + DMA_SIZE <text:s text:c="8"/>DMA_ADDR + 2*DMA_SIZE <text:s text:c="13"/>….</text:p>
      <text:p text:style-name="Text_20_body"><text:span text:style-name="T2">Фактически буфдет записана область в памяти начиная с адреса <text:s/></text:span><text:span text:style-name="T2">DMA_</text:span><text:span text:style-name="T2">ADDR </text:span><text:span text:style-name="T2">размером <text:s/></text:span><text:span text:style-name="T2">DMA_SIZE*</text:span><text:span text:style-name="T2">3 слов. </text:span></text:p>
      <text:p text:style-name="Text_20_body"><text:span text:style-name="T2">Для следующей транзакции при необходимости последовательного располжения данных необходимо </text:span><text:span text:style-name="T2">DMA_</text:span><text:span text:style-name="T2">ADDR </text:span><text:span text:style-name="T2">инкрментировать на <text:s/></text:span><text:span text:style-name="T2">DMA_SIZE*</text:span><text:span text:style-name="T2">3.</text:span></text:p>
      <text:p text:style-name="P6">Каждый канал DMA имеет очередь команд длиною 8 элементов. При обработке одной команды (завершении записи буфера в память HPS) произойдёт инкремент </text:p>
      <text:p text:style-name="P6"><text:span text:style-name="T2">к</text:span><text:span text:style-name="T2">оличеств</text:span><text:span text:style-name="T2">а</text:span><text:span text:style-name="T2"> записанных буферов. При подаче сброса происходит обнуление счётчи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date style:data-style-name="N81" text:date-value="2020-02-17T21:42:35.84">17. February 20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4T17:27:48.656816651</meta:creation-date>
    <dc:date>2020-02-17T21:42:35.78</dc:date>
    <meta:editing-duration>PT1H32M39S</meta:editing-duration>
    <meta:editing-cycles>8</meta:editing-cycles>
    <meta:generator>OpenOffice/4.1.2$Win32 OpenOffice.org_project/412m3$Build-9782</meta:generator>
    <meta:document-statistic meta:table-count="6" meta:image-count="0" meta:object-count="0" meta:page-count="4" meta:paragraph-count="81" meta:word-count="478" meta:character-count="3147"/>
  </office:meta>
</office:document-meta>
</file>